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600000003A2061B02F.bmp" manifest:media-type=""/>
  <manifest:file-entry manifest:full-path="Pictures/10000000000001650000005261A82917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368cm, 0.368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0.642cm" style:use-optimal-column-width="false"/>
    </style:style>
    <style:style style:name="co3" style:family="table-column">
      <style:table-column-properties style:column-width="1.334cm" style:use-optimal-column-width="false"/>
    </style:style>
    <style:style style:name="co4" style:family="table-column">
      <style:table-column-properties style:column-width="1.333cm" style:use-optimal-column-width="false"/>
    </style:style>
    <style:style style:name="ro1" style:family="table-row">
      <style:table-row-properties style:row-height="0.7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  <style:text-properties style:font-name="Liberation Sans Narrow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end"/>
      <style:text-properties style:font-name="Liberation Sans Narrow"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style:font-name="Liberation Sans Narrow1" style:font-name-asian="Liberation Sans Narrow1" style:font-name-complex="Liberation Sans Narrow1"/>
    </style:style>
    <style:style style:name="T2" style:family="text">
      <style:text-properties style:font-name="Liberation Sans Narro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51cm" svg:height="1.258cm" svg:x="1.524cm" svg:y="-0.002cm">
          <draw:image xlink:href="Pictures/10000000000001650000005261A82917.bmp" xlink:type="simple" xlink:show="embed" xlink:actuate="onLoad">
            <text:p/>
          </draw:image>
        </draw:frame>
        <draw:frame draw:style-name="gr2" draw:text-style-name="P1" draw:layer="layout" svg:width="7.366cm" svg:height="1.104cm" svg:x="1.524cm" svg:y="1.64cm">
          <draw:image xlink:href="Pictures/10000000000001600000003A2061B02F.bmp" xlink:type="simple" xlink:show="embed" xlink:actuate="onLoad">
            <text:p/>
          </draw:image>
        </draw:frame>
        <draw:frame draw:style-name="standard" draw:layer="layout" svg:width="8.835cm" svg:height="1.579cm" svg:x="-0.017cm" svg:y="2.81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2">D</text:p>
              </table:table-cell>
              <table:table-cell>
                <text:p text:style-name="P3"><text:span text:style-name="T1">—</text:span></text:p>
              </table:table-cell>
              <table:table-cell>
                <text:p text:style-name="P3"><text:span text:style-name="T1">—</text:span></text:p>
              </table:table-cell>
              <table:table-cell>
                <text:p text:style-name="P2">+</text:p>
              </table:table-cell>
              <table:table-cell>
                <text:p text:style-name="P2">+</text:p>
              </table:table-cell>
              <table:table-cell>
                <text:p text:style-name="P2">+</text:p>
              </table:table-cell>
              <table:table-cell table:style-name="ce3">
                <text:p text:style-name="P2">+</text:p>
              </table:table-cell>
            </table:table-row>
            <table:table-row table:style-name="ro1" table:default-cell-style-name="ce2">
              <table:table-cell table:style-name="ce1">
                <text:p text:style-name="P2">T</text:p>
              </table:table-cell>
              <table:table-cell>
                <text:p text:style-name="P3"><text:span text:style-name="T1">—</text:span></text:p>
              </table:table-cell>
              <table:table-cell>
                <text:p text:style-name="P3"><text:span text:style-name="T1">—</text:span></text:p>
              </table:table-cell>
              <table:table-cell>
                <text:p text:style-name="P3"><text:span text:style-name="T1">—</text:span></text:p>
              </table:table-cell>
              <table:table-cell>
                <text:p text:style-name="P3"><text:span text:style-name="T1">—</text:span></text:p>
              </table:table-cell>
              <table:table-cell table:style-name="ce4">
                <text:p text:style-name="P2">+</text:p>
              </table:table-cell>
              <table:table-cell>
                <text:p text:style-name="P2">+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.286cm" svg:height="0.492cm" svg:x="-1cm" svg:y="0.43cm">
          <draw:text-box>
            <text:p text:style-name="P4"><text:span text:style-name="T2">MuRF1</text:span></text:p>
          </draw:text-box>
        </draw:frame>
        <draw:frame draw:style-name="gr3" draw:text-style-name="P5" draw:layer="layout" svg:width="2.286cm" svg:height="0.492cm" svg:x="-1cm" svg:y="1.985cm">
          <draw:text-box>
            <text:p text:style-name="P4"><text:span text:style-name="T2">GAPD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cm" fo:margin-bottom="0cm" fo:text-indent="0cm"/>
      <style:text-properties fo:font-size="8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9cm" fo:margin-bottom="0cm" fo:text-indent="0cm"/>
      <style:text-properties fo:font-size="7.3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59cm" fo:margin-bottom="0cm" fo:text-indent="0cm"/>
      <style:text-properties fo:font-size="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9cm" fo:margin-bottom="0cm" fo:text-indent="0cm"/>
      <style:text-properties fo:font-size="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9cm" fo:margin-bottom="0cm" fo:text-indent="0cm"/>
      <style:text-properties fo:font-size="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9cm" fo:margin-bottom="0cm" fo:text-indent="0cm"/>
      <style:text-properties fo:font-size="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9cm" fo:margin-bottom="0cm" fo:text-indent="0cm"/>
      <style:text-properties fo:font-size="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9cm" fo:margin-bottom="0cm" fo:text-indent="0cm"/>
      <style:text-properties fo:font-size="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.3000001907349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6.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427cm" svg:x="1cm" svg:y="3.059cm"/>
      <draw:page-thumbnail draw:layer="backgroundobjects" svg:width="8.999cm" svg:height="6.427cm" svg:x="1cm" svg:y="11.635cm"/>
      <draw:page-thumbnail draw:layer="backgroundobjects" svg:width="8.999cm" svg:height="6.427cm" svg:x="1cm" svg:y="20.211cm"/>
      <draw:page-thumbnail draw:layer="backgroundobjects" svg:width="8.999cm" svg:height="6.427cm" svg:x="11cm" svg:y="3.059cm"/>
      <draw:page-thumbnail draw:layer="backgroundobjects" svg:width="8.999cm" svg:height="6.427cm" svg:x="11cm" svg:y="11.635cm"/>
      <draw:page-thumbnail draw:layer="backgroundobjects" svg:width="8.999cm" svg:height="6.427cm" svg:x="11cm" svg:y="20.211cm"/>
    </style:handout-master>
    <style:master-page style:name="Default" style:page-layout-name="PM1" draw:style-name="Mdp1">
      <draw:frame presentation:style-name="Default-title" draw:layer="backgroundobjects" svg:width="8.001cm" svg:height="1.06cm" svg:x="0.444cm" svg:y="0.252cm" presentation:class="title" presentation:placeholder="true">
        <draw:text-box/>
      </draw:frame>
      <draw:frame presentation:style-name="Default-outline1" draw:layer="backgroundobjects" svg:width="8.001cm" svg:height="3.683cm" svg:x="0.444cm" svg:y="1.485cm" presentation:class="outline" presentation:placeholder="true">
        <draw:text-box/>
      </draw:frame>
      <draw:frame presentation:style-name="Mpr1" draw:text-style-name="MP2" draw:layer="backgroundobjects" svg:width="2.071cm" svg:height="0.438cm" svg:x="0.444cm" svg:y="5.78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818cm" svg:height="0.438cm" svg:x="3.04cm" svg:y="5.78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.071cm" svg:height="0.438cm" svg:x="6.374cm" svg:y="5.78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8T14:29:05.306023931</dc:date>
    <dc:creator>ayf </dc:creator>
    <meta:editing-duration>PT12M28S</meta:editing-duration>
    <meta:editing-cycles>1</meta:editing-cycles>
    <meta:document-statistic meta:object-count="28"/>
    <meta:generator>LibreOffice/4.4.3.2$Linux_X86_64 LibreOffice_project/40m0$Build-2</meta:generator>
  </office:meta>
</office:document-meta>
</file>